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C0000012CC83A817E0698D15F.bmp" manifest:media-type="image/bmp"/>
  <manifest:file-entry manifest:full-path="Pictures/1000000000000264000003183FE70E1393ACC4E3.bmp" manifest:media-type="image/bmp"/>
  <manifest:file-entry manifest:full-path="Pictures/100000000000027C0000012CD488BE43501B13DE.bmp" manifest:media-type="image/bmp"/>
  <manifest:file-entry manifest:full-path="Pictures/100000000000027C0000012C76F32935A98BE54C.bmp" manifest:media-type="image/bmp"/>
  <manifest:file-entry manifest:full-path="Pictures/1000000000000168000001F85A7458BCE9E363B6.bmp" manifest:media-type="image/bmp"/>
  <manifest:file-entry manifest:full-path="Pictures/100000000000027C0000012C7670BADC68661657.bmp" manifest:media-type="image/bmp"/>
  <manifest:file-entry manifest:full-path="Pictures/100000000000027C0000012CA1CD7099E912C715.bmp" manifest:media-type="image/bmp"/>
  <manifest:file-entry manifest:full-path="Pictures/100000000000027C0000012C7533378B8E11176B.bmp" manifest:media-type="image/bmp"/>
  <manifest:file-entry manifest:full-path="Pictures/100000000000027C0000012C187293549627EDEB.bmp" manifest:media-type="image/bmp"/>
  <manifest:file-entry manifest:full-path="Pictures/100000000000027C0000012CC5350BC7C94E1153.bmp" manifest:media-type="image/bmp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5" text:anchor-type="char" svg:x="8.354cm" svg:y="0.402cm" svg:width="9.744cm" svg:height="12.608cm" draw:z-index="4"><draw:image xlink:href="Pictures/1000000000000264000003183FE70E1393ACC4E3.bmp" xlink:type="simple" xlink:show="embed" xlink:actuate="onLoad" draw:mime-type="image/bmp"/></draw:frame></text:p>
      <text:p text:style-name="Standard"/>
      <text:p text:style-name="Standard"><draw:frame draw:style-name="fr1" draw:name="Image4" text:anchor-type="char" svg:x="-0.026cm" svg:y="0.256cm" svg:width="7.62cm" svg:height="10.668cm" draw:z-index="3"><draw:image xlink:href="Pictures/1000000000000168000001F85A7458BCE9E363B6.bmp" xlink:type="simple" xlink:show="embed" xlink:actuate="onLoad" draw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1.847cm" svg:y="0.81cm" svg:width="13.462cm" svg:height="7.955cm" draw:z-index="5"><draw:image xlink:href="Pictures/100000000000027C0000012C76F32935A98BE54C.bmp" xlink:type="simple" xlink:show="embed" xlink:actuate="onLoad" draw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Image9" text:anchor-type="char" svg:width="13.462cm" svg:height="6.35cm" draw:z-index="8"><draw:image xlink:href="Pictures/100000000000027C0000012CD488BE43501B13DE.bmp" xlink:type="simple" xlink:show="embed" xlink:actuate="onLoad" draw:mime-type="image/bmp"/></draw:frame></text:p>
      <text:p text:style-name="Standard"/>
      <text:p text:style-name="Standard"><draw:frame draw:style-name="fr2" draw:name="Image7" text:anchor-type="char" svg:width="13.462cm" svg:height="6.35cm" draw:z-index="6"><draw:image xlink:href="Pictures/100000000000027C0000012CA1CD7099E912C715.bmp" xlink:type="simple" xlink:show="embed" xlink:actuate="onLoad" draw:mime-type="image/bmp"/></draw:frame><draw:frame draw:style-name="fr3" draw:name="Image8" text:anchor-type="char" svg:width="15.575cm" svg:height="7.347cm" draw:z-index="7"><draw:image xlink:href="Pictures/100000000000027C0000012CC83A817E0698D15F.bmp" xlink:type="simple" xlink:show="embed" xlink:actuate="onLoad" draw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13.462cm" svg:height="6.35cm" draw:z-index="0"><draw:image xlink:href="Pictures/100000000000027C0000012C7533378B8E11176B.bmp" xlink:type="simple" xlink:show="embed" xlink:actuate="onLoad" draw:mime-type="image/bmp"/></draw:frame><draw:frame draw:style-name="fr1" draw:name="Image2" text:anchor-type="char" svg:x="1.847cm" svg:y="6.966cm" svg:width="13.462cm" svg:height="6.35cm" draw:z-index="1"><draw:image xlink:href="Pictures/100000000000027C0000012C7670BADC68661657.bmp" xlink:type="simple" xlink:show="embed" xlink:actuate="onLoad" draw:mime-type="image/bmp"/></draw:frame><draw:frame draw:style-name="fr1" draw:name="Image3" text:anchor-type="char" svg:x="1.961cm" svg:y="13.891cm" svg:width="13.462cm" svg:height="6.35cm" draw:z-index="2"><draw:image xlink:href="Pictures/100000000000027C0000012C187293549627EDEB.bmp" xlink:type="simple" xlink:show="embed" xlink:actuate="onLoad" draw:mime-type="image/bmp"/></draw:frame><draw:frame draw:style-name="fr1" draw:name="Image10" text:anchor-type="char" svg:x="1.884cm" svg:y="20.863cm" svg:width="13.462cm" svg:height="6.35cm" draw:z-index="9"><draw:image xlink:href="Pictures/100000000000027C0000012CC5350BC7C94E1153.bmp" xlink:type="simple" xlink:show="embed" xlink:actuate="onLoad" draw:mime-type="image/bmp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2T11:51:13.969000000</meta:creation-date>
    <dc:date>2021-12-22T16:30:33.967000000</dc:date>
    <meta:editing-duration>PT3H7M40S</meta:editing-duration>
    <meta:editing-cycles>2</meta:editing-cycles>
    <meta:generator>LibreOffice/7.2.1.2$Windows_X86_64 LibreOffice_project/87b77fad49947c1441b67c559c339af8f3517e22</meta:generator>
    <meta:document-statistic meta:table-count="0" meta:image-count="10" meta:object-count="0" meta:page-count="3" meta:paragraph-count="0" meta:word-count="0" meta:character-count="0" meta:non-whitespace-character-count="0"/>
  </office:meta>
</office:document-meta>
</file>